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ikkoraportti 1</text:p>
      <text:p text:style-name="Standard"/>
      <text:p text:style-name="Standard">Tällä viikolla oli palaveri kurssin ohjaajien kanssa, jossa pohdiskeltiin aiheen valintaa. Aiheeksi valikoitui frekvenssianalyysi, sillä siihen on aiemmin ollut kiinnostusta. Tämän jälkeen lueskelin aiheeseen liittyviä artikkeleita, jotta pääsisin paremmin hommaan kiinni.</text:p>
      <text:p text:style-name="Standard"/>
      <text:p text:style-name="Standard">Loin oman reposition githubiin ja hoidin "alustuksen" valmiiksi työn aloittamista varten. Viikkoraportin ja määrittelydokumentin kirjoittamisen jätin seuraavan viikon puollelle.</text:p>
      <text:p text:style-name="Standard"/>
      <text:p text:style-name="Standard">Tällä viikolla opin lähinnä miten frekvenssianalyysiä tehdään ja minkälaiset muuttujat siihen vaikuttavat.</text:p>
      <text:p text:style-name="Standard"/>
      <text:p text:style-name="Standard">Epäselväksi ei jäänyt mikään asia.</text:p>
      <text:p text:style-name="Standard"/>
      <text:p text:style-name="Standard">Tulevalla viikolla aloitin harjoitustyön koodauspuolen luoden koodin perust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7S</meta:editing-duration>
    <meta:editing-cycles>3</meta:editing-cycles>
    <meta:generator>OpenOffice/4.0.1$Win32 OpenOffice.org_project/401m5$Build-9714</meta:generator>
    <dc:date>2015-08-06T17:34:31.99</dc:date>
    <meta:document-statistic meta:table-count="0" meta:image-count="0" meta:object-count="0" meta:page-count="1" meta:paragraph-count="6" meta:word-count="77" meta:character-count="684"/>
    <dc:creator>Tony Leppäkoski</dc:creator>
    <meta:user-defined meta:name="Info 1"/>
    <meta:user-defined meta:name="Info 2"/>
    <meta:user-defined meta:name="Info 3"/>
    <meta:user-defined meta:name="Info 4"/>
  </office:meta>
</office:document-meta>
</file>